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31ef" officeooo:paragraph-rsid="001c31ef"/>
    </style:style>
    <style:style style:name="T1" style:family="text">
      <style:text-properties fo:font-variant="normal" fo:text-transform="none" fo:color="#000000" style:font-name="Open Sans" fo:font-size="7.80000019073486pt" fo:letter-spacing="normal" fo:font-style="normal" fo:font-weight="normal"/>
    </style:style>
    <style:style style:name="T2" style:family="text">
      <style:text-properties fo:color="#000000" style:font-name="Open Sans" fo:font-size="7.80000019073486pt" fo:letter-spacing="normal" fo:font-style="italic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es:</text:p>
      <text:p text:style-name="P1"/>
      <text:p text:style-name="P1"><text:span text:style-name="T1">Camerer, C., 2003. </text:span><text:span text:style-name="T2">Behavioral game theory</text:span><text:span text:style-name="T1">. New York :s: Russell Sage Foundation.</text:span> </text:p>
      <text:p text:style-name="P1"/>
      <text:p text:style-name="P1"><text:span text:style-name="T1">Gintis, H., 2000. </text:span><text:span text:style-name="T2">Game theory evolving</text:span><text:span text:style-name="T1">. Princeton, NJ: Princeton University Press.</text:span> </text:p>
      <text:p text:style-name="P1"/>
      <text:p text:style-name="P1"><text:span text:style-name="T1">Osborne, M., 2012. </text:span><text:span text:style-name="T2">An introduction to game theory</text:span><text:span text:style-name="T1">. New York: Oxford University Press.</text:span> </text:p>
      <text:p text:style-name="P1"/>
      <text:p text:style-name="P1"><text:span text:style-name="T1">Webb, J., 2007. </text:span><text:span text:style-name="T2">Game theory</text:span><text:span text:style-name="T1">. London: Springer.</text:span> </text:p>
      <text:p text:style-name="P1"/>
      <text:p text:style-name="P1"><text:span text:style-name="T1">Nisan, N., Roughgarden, T., Tardos, E. and Vazirani, V., 2008. </text:span><text:span text:style-name="T2">Algorithmic game theory</text:span><text:span text:style-name="T1">. Cambridge: Cambridge University Press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7T12:52:52.550000000</meta:creation-date>
    <dc:date>2021-04-27T12:55:35.827000000</dc:date>
    <meta:editing-duration>PT2M43S</meta:editing-duration>
    <meta:editing-cycles>1</meta:editing-cycles>
    <meta:document-statistic meta:table-count="0" meta:image-count="0" meta:object-count="0" meta:page-count="1" meta:paragraph-count="6" meta:word-count="61" meta:character-count="435" meta:non-whitespace-character-count="375"/>
    <meta:generator>LibreOffice/6.3.5.2$Windows_X86_64 LibreOffice_project/dd0751754f11728f69b42ee2af66670068624673</meta:generator>
  </office:meta>
</office:document-meta>
</file>